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IndexReader.is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ndexReader.norms( String f , byte [ ] bytes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TermEnum.docFr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dexReader.max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rmEnum.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dexReader.hasNorms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ndexRead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ndexReader.hasDele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ndexReader.do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dexReader.doSetNorm( int d , String f , byte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rmDocs.skipTo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TermDocs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dexReader.docFreq( Term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TermDocs.fr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dexReader.term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ndexReader.doDelete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TermDocs.FilterTermDocs( TermDocs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TermEnu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TermPositions.getPayloa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rmPositions.isPayload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ndexReader.num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rmDocs.seek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dexReader.doUndelet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dexReader.getFieldNames( IndexReader . FieldOption field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TermDocs.seek( TermEnum term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dexReader.norms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TermPositions.nex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ndexReader.isOptim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TermDocs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dexReader.document( int n , FieldSelector field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ndexReader.getTermFreqVectors( int doc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ndexReader.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rmEnum.FilterTermEnum( TermEnu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TermDocs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TermPositions.FilterTermPositions( TermPositions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dexReader.termPo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ndexReader.getTermFreqVector( int docNumber , String field , TermVector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ndexReader.getTermFreqVector( int docNumber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ndexReader.terms( Term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ndexReader.FilterIndexReader( Index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TermPositions.getPayload( byte [ ] data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ndexReader.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TermDocs.read( int [ ] docs , int [ ] freq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ndexReader.isDeleted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ndexReader.do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TermEnum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dexReader.getTermFreqVector( int docNumber , TermVector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